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gmentation basé sur les tags des éléments du DOM :</text:p>
      <text:p text:style-name="Standard"/>
      <text:p text:style-name="Standard">La segmentation basé sur les éléments du DOM sont inexploitable avec la conception des page web actuelle. La segmentation se fait sur la base que la balise table est utilisé comme élément d'agencement dans la page web, les concepteurs de page web actuelle n'utilise plus ses balises dans ce sens. Avec HTML 5 on peut rééxploiter cette méthode.</text:p>
      <text:p text:style-name="Standard"/>
      <text:p text:style-name="Standard">La méthode segmente les blocs en deux catégories : le contenu informatif et le contenu redondant. </text:p>
      <text:p text:style-name="Standard">L' entropie (représenté par les mots caractéristiques) du contenu est utilisé comme une heuristique.</text:p>
      <text:p text:style-name="Standard">Un tableau des toutes les caractéristiques et leur occurrence sur toutes les pages (dans tous les blocs de contenu) est conçu et la probabilité de caractéristique particulière étant en particulier dans les blocs de contenu est calculé. <text:s/>L'étape finale est de calculer l'entropie du bloc depuis ces caractéristiques.</text:p>
      <text:p text:style-name="Standard">Si l'entropie atteins un certain seuil, le bloc est considéré comme redondant, sinon il est considéré comme un contenu inform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21T15:07:02</meta:creation-date>
    <dc:date>2014-05-21T15:34:29</dc:date>
    <dc:creator>Asus </dc:creator>
    <meta:editing-duration>PT26M21S</meta:editing-duration>
    <meta:editing-cycles>8</meta:editing-cycles>
    <meta:generator>LibreOffice/3.5$Linux_x86 LibreOffice_project/350m1$Build-2</meta:generator>
    <meta:document-statistic meta:table-count="0" meta:image-count="0" meta:object-count="0" meta:page-count="1" meta:paragraph-count="6" meta:word-count="166" meta:character-count="1038" meta:non-whitespace-character-count="876"/>
  </office:meta>
</office:document-meta>
</file>